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text-properties fo:language="fr" fo:country="FR" officeooo:rsid="00156faf" officeooo:paragraph-rsid="001c5df9"/>
    </style:style>
    <style:style style:name="P3" style:family="paragraph" style:parent-style-name="Header">
      <style:text-properties fo:language="fr" fo:country="FR" officeooo:rsid="005d10ba" officeooo:paragraph-rsid="001fb41c"/>
    </style:style>
    <style:style style:name="P4" style:family="paragraph" style:parent-style-name="normal">
      <style:paragraph-properties fo:text-align="center" style:justify-single-word="false"/>
      <style:text-properties style:font-name="Liberation Sans" fo:font-size="30pt" fo:language="fr" fo:country="FR" officeooo:paragraph-rsid="001dee94" style:font-size-asian="30pt"/>
    </style:style>
    <style:style style:name="P5" style:family="paragraph" style:parent-style-name="normal">
      <style:paragraph-properties fo:text-align="center" style:justify-single-word="false"/>
      <style:text-properties style:font-name="Liberation Sans" fo:language="fr" fo:country="FR" officeooo:paragraph-rsid="001dee94"/>
    </style:style>
    <style:style style:name="P6" style:family="paragraph" style:parent-style-name="normal">
      <style:paragraph-properties fo:text-align="center" style:justify-single-word="false"/>
      <style:text-properties style:font-name="Liberation Sans" fo:language="fr" fo:country="FR" style:text-underline-style="none" fo:font-weight="normal" officeooo:paragraph-rsid="001dee94" style:font-weight-asian="normal"/>
    </style:style>
    <style:style style:name="P7" style:family="paragraph" style:parent-style-name="normal">
      <style:paragraph-properties fo:text-align="center" style:justify-single-word="false"/>
      <style:text-properties style:font-name="Liberation Sans" fo:font-size="14pt" fo:language="fr" fo:country="FR" officeooo:paragraph-rsid="001dee94" style:font-size-asian="14pt"/>
    </style:style>
    <style:style style:name="P8" style:family="paragraph" style:parent-style-name="normal">
      <style:paragraph-properties fo:text-align="center" style:justify-single-word="false"/>
      <style:text-properties style:font-name="Liberation Sans" fo:font-size="24pt" fo:language="fr" fo:country="FR" style:text-underline-style="none" officeooo:paragraph-rsid="001dee94" style:font-size-asian="24pt"/>
    </style:style>
    <style:style style:name="P9" style:family="paragraph" style:parent-style-name="normal">
      <style:paragraph-properties fo:text-align="center" style:justify-single-word="false"/>
      <style:text-properties style:font-name="Liberation Sans" fo:font-size="28pt" fo:language="fr" fo:country="FR" style:text-underline-style="none" officeooo:paragraph-rsid="001dee94" style:font-size-asian="28pt" style:font-size-complex="28pt"/>
    </style:style>
    <style:style style:name="P10" style:family="paragraph" style:parent-style-name="Standard">
      <style:text-properties fo:language="fr" fo:country="FR"/>
    </style:style>
    <style:style style:name="P11" style:family="paragraph" style:parent-style-name="Text_20_body">
      <style:paragraph-properties fo:text-align="center" style:justify-single-word="false"/>
      <style:text-properties fo:font-size="16pt" fo:language="fr" fo:country="FR" fo:font-weight="bold" officeooo:rsid="0021d70f" officeooo:paragraph-rsid="0021d70f" style:font-size-asian="16pt" style:font-weight-asian="bold" style:font-size-complex="16pt" style:font-weight-complex="bold"/>
    </style:style>
    <style:style style:name="P12" style:family="paragraph" style:parent-style-name="Text_20_body">
      <style:text-properties fo:language="fr" fo:country="FR"/>
    </style:style>
    <style:style style:name="P13" style:family="paragraph" style:parent-style-name="Standard" style:master-page-name="First_20_Page">
      <style:paragraph-properties style:page-number="auto"/>
      <style:text-properties fo:language="fr" fo:country="FR"/>
    </style:style>
    <style:style style:name="P14" style:family="paragraph" style:parent-style-name="Standard">
      <style:paragraph-properties fo:text-align="justify" style:justify-single-word="false"/>
      <style:text-properties officeooo:paragraph-rsid="0027b809"/>
    </style:style>
    <style:style style:name="P15" style:family="paragraph" style:parent-style-name="Text_20_body" style:master-page-name="Standard">
      <style:paragraph-properties fo:text-align="center" style:justify-single-word="false" style:page-number="1"/>
      <style:text-properties fo:font-size="16pt" fo:language="fr" fo:country="FR" fo:font-weight="bold" officeooo:rsid="0021d70f" officeooo:paragraph-rsid="0021d70f" style:font-size-asian="16pt" style:font-weight-asian="bold" style:font-size-complex="16pt" style:font-weight-complex="bold"/>
    </style:style>
    <style:style style:name="P16" style:family="paragraph" style:parent-style-name="Heading_20_1">
      <style:paragraph-properties fo:break-before="page"/>
      <style:text-properties fo:language="fr" fo:country="FR" officeooo:paragraph-rsid="0026a7d2"/>
    </style:style>
    <style:style style:name="P17" style:family="paragraph" style:parent-style-name="normal" style:master-page-name="Left_20_Page">
      <style:paragraph-properties fo:text-align="center" style:justify-single-word="false" style:page-number="auto"/>
      <style:text-properties style:font-name="Liberation Sans" fo:font-size="14pt" fo:language="fr" fo:country="FR" officeooo:paragraph-rsid="001dee94" style:font-size-asian="14pt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language="fr" fo:country="FR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0"/>
      <text:p text:style-name="P12"/>
      <text:p text:style-name="P6"/>
      <text:p text:style-name="P6"/>
      <text:p text:style-name="P6"/>
      <text:p text:style-name="P6"/>
      <text:p text:style-name="P6">Projet tutoré</text:p>
      <text:p text:style-name="P8"/>
      <text:p text:style-name="P9"><text:bookmark text:name="h.6gs04v2wbys1"/>Évaluation semi-automatique des projets</text:p>
      <text:p text:style-name="P5"/>
      <text:p text:style-name="P5"/>
      <text:p text:style-name="P4">Étude préalable</text:p>
      <text:p text:style-name="P5"><text:bookmark text:name="h.3znysh7"/></text:p>
      <text:p text:style-name="P7">Enseignant responsable : Philippe Dosch</text:p>
      <text:p text:style-name="P17"/>
      <text:p text:style-name="P15">Table des matières</text:p>
      <text:table-of-content text:style-name="Sect1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8"><text:a xlink:type="simple" xlink:href="#__RefHeading__2647_983294681" text:style-name="Index_20_Link" text:visited-style-name="Index_20_Link">1. Introduction<text:tab/>2</text:a></text:p>
        </text:index-body>
      </text:table-of-content>
      <text:p text:style-name="P11"/>
      <text:h text:style-name="P16" text:outline-level="1"><text:bookmark-start text:name="__RefHeading__2647_983294681"/>Introduction<text:bookmark-end text:name="__RefHeading__2647_983294681"/></text:h>
      <text:p text:style-name="P14"><text:span text:style-name="T1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3" draw:display-name="Arrowheads 3" svg:viewBox="0 0 3000 3000" svg:d="M1500 0l1500 2789v211h-114l-1286-2392v2392h-200v-2392l-1286 2392h-114v-21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15%" fo:text-indent="0cm" style:auto-text-indent="false"/>
      <style:text-properties style:font-name="Liberation Sans1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Liberation Sans1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font-size="129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background-color="transparent">
        <style:background-image/>
      </style:paragraph-properties>
      <style:text-properties fo:color="#000000" fo:font-size="14pt" fo:font-weight="bold" style:font-size-asian="14pt" style:font-weight-asian="bold" style:font-size-complex="14pt" style:font-weight-complex="60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re_20_3" style:display-name="Titre 3" style:family="paragraph" style:parent-style-name="Heading" style:next-style-name="Text_20_body" style:default-outline-level="3" style:list-style-name="">
      <style:paragraph-properties fo:margin-top="0.247cm" fo:margin-bottom="0cm" style:contextual-spacing="false" fo:hyphenation-ladder-count="no-limit"/>
      <style:text-properties fo:color="#000000" fo:font-weight="bold" style:font-weight-asian="bold" style:font-weight-complex="bold" fo:hyphenate="false" fo:hyphenation-remain-char-count="2" fo:hyphenation-push-char-count="2"/>
    </style:style>
    <style:style style:name="Titre_20_2" style:display-name="Titre 2" style:family="paragraph" style:parent-style-name="Heading" style:next-style-name="Text_20_body" style:default-outline-level="2" style:list-style-name="">
      <style:paragraph-properties fo:margin-top="0.353cm" fo:margin-bottom="0cm" style:contextual-spacing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text-underline-style="none"/>
    </style:style>
    <style:style style:name="Numbering_20_Symbols" style:display-name="Numbering Symbols" style:family="text"/>
    <style:style style:name="Police_20_par_20_défaut" style:display-name="Police par défaut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02cm" fo:text-indent="0.483cm" fo:margin-left="1.016cm"/>
        </style:list-level-properties>
      </text:outline-level-style>
      <text:outline-level-style text:level="3" style:num-format="1" text:display-levels="2">
        <style:list-level-properties text:list-level-position-and-space-mode="label-alignment">
          <style:list-level-label-alignment text:label-followed-by="listtab" text:list-tab-stop-position="1.02cm" fo:text-indent="0.81cm" fo:margin-left="1.02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20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2" text:style-name="ListLabel_20_1" style:num-suffix=")" style:num-format="a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number>
      <text:list-level-style-number text:level="3" text:style-name="ListLabel_20_1" style:num-suffix=")" style:num-format="i">
        <style:list-level-properties text:list-level-position-and-space-mode="label-alignment" fo:text-align="end">
          <style:list-level-label-alignment text:label-followed-by="listtab" fo:text-indent="4.445cm" fo:margin-left="5.08cm"/>
        </style:list-level-properties>
      </text:list-level-style-number>
      <text:list-level-style-number text:level="4" text:style-name="ListLabel_20_1" style:num-prefix="(" style:num-suffix=")" style:num-format="1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5" text:style-name="ListLabel_20_1" style:num-prefix="(" style:num-suffix=")" style:num-format="a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number>
      <text:list-level-style-number text:level="6" text:style-name="ListLabel_20_1" style:num-prefix="(" style:num-suffix=")" style:num-format="i">
        <style:list-level-properties text:list-level-position-and-space-mode="label-alignment" fo:text-align="end">
          <style:list-level-label-alignment text:label-followed-by="listtab" fo:text-indent="8.255cm" fo:margin-left="8.89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fo:text-indent="12.065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2.06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2.06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2" text:style-name="ListLabel_20_1" style:num-suffix="○" text:bullet-char="○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3" text:style-name="ListLabel_20_1" style:num-suffix="■" text:bullet-char="■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5" text:style-name="ListLabel_20_1" style:num-suffix="○" text:bullet-char="○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6" text:style-name="ListLabel_20_1" style:num-suffix="■" text:bullet-char="■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8" text:style-name="ListLabel_20_1" style:num-suffix="○" text:bullet-char="○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bullet text:level="9" text:style-name="ListLabel_20_1" style:num-suffix="■" text:bullet-char="■">
        <style:list-level-properties text:list-level-position-and-space-mode="label-alignment">
          <style:list-level-label-alignment text:label-followed-by="listtab" fo:text-indent="12.06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text-properties fo:language="fr" fo:country="FR" officeooo:rsid="00156faf" officeooo:paragraph-rsid="001c5df9"/>
    </style:style>
    <style:style style:name="MP3" style:family="paragraph" style:parent-style-name="Header">
      <style:text-properties fo:language="fr" fo:country="FR" officeooo:rsid="005d10ba" officeooo:paragraph-rsid="001fb41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CERF Anthony</text:p>
        <text:p text:style-name="MP2">PRONO Yann</text:p>
        <text:p text:style-name="MP2">RUEZ Romain<text:tab/><text:tab/>SI - 1</text:p>
        <text:p text:style-name="MP2">STRAUSS Renan</text:p>
      </style:header>
      <style:footer>
        <text:p text:style-name="MP3">2014 – 2015<text:tab/><text:tab/>IUT Nancy-Charlemagne<text:tab/><text:tab/> <text:s text:c="8"/>Département informatique</text:p>
      </style:footer>
    </style:master-page>
    <style:master-page style:name="Index" style:page-layout-name="Mpm3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23:19:44.647469429</meta:creation-date>
    <dc:title>default</dc:title>
    <meta:editing-duration>PT10H4M36S</meta:editing-duration>
    <meta:editing-cycles>634</meta:editing-cycles>
    <meta:generator>LibreOffice/4.2.7.2$Linux_X86_64 LibreOffice_project/420m0$Build-2</meta:generator>
    <dc:date>2015-03-30T10:26:24.664712593</dc:date>
    <meta:document-statistic meta:table-count="0" meta:image-count="0" meta:object-count="0" meta:page-count="4" meta:paragraph-count="14" meta:word-count="39" meta:character-count="281" meta:non-whitespace-character-count="242"/>
    <meta:template xlink:type="simple" xlink:actuate="onRequest" xlink:title="default" xlink:href="../../.config/libreoffice/4/user/template/default.ott" meta:date="2015-02-25T23:19:44.201541941"/>
  </office:meta>
</office:document-meta>
</file>